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4.49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120.64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76.65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ab4AnalysisPlots" table:style-name="ta1">
        <table:shapes>
          <draw:frame draw:z-index="0" draw:style-name="gr1" draw:text-style-name="P1" svg:width="404.11pt" svg:height="232.33pt" svg:x="14.2pt" svg:y="272.64pt">
            <loext:p draw:notify-on-update-of-ranges="lab4AnalysisPlots.A7:lab4AnalysisPlots.A7 lab4AnalysisPlots.A8:lab4AnalysisPlots.A18 lab4AnalysisPlots.B7:lab4AnalysisPlots.B7 lab4AnalysisPlots.B8:lab4AnalysisPlots.B18 lab4AnalysisPlots.C7:lab4AnalysisPlots.C7 lab4AnalysisPlots.C8:lab4AnalysisPlots.C18 lab4AnalysisPlots.D7:lab4AnalysisPlots.D7 lab4AnalysisPlots.D8:lab4AnalysisPlots.D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24.2pt" svg:y="275.47pt">
            <loext:p draw:notify-on-update-of-ranges="lab4AnalysisPlots.A7:lab4AnalysisPlots.A7 lab4AnalysisPlots.A8:lab4AnalysisPlots.A18 lab4AnalysisPlots.C7:lab4AnalysisPlots.C7 lab4AnalysisPlots.C8:lab4AnalysisPlots.C18 lab4AnalysisPlots.E7:lab4AnalysisPlots.E7 lab4AnalysisPlots.E8:lab4AnalysisPlots.E18 lab4AnalysisPlots.F7:lab4AnalysisPlots.F7 lab4AnalysisPlots.F8:lab4AnalysisPlots.F18 lab4AnalysisPlots.G7:lab4AnalysisPlots.G7 lab4AnalysisPlots.G8:lab4AnalysisPlots.G18 lab4AnalysisPlots.H7:lab4AnalysisPlots.H7 lab4AnalysisPlots.H8:lab4AnalysisPlots.H18 lab4AnalysisPlots.I7:lab4AnalysisPlots.I7 lab4AnalysisPlots.I8:lab4AnalysisPlots.I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61.54pt" svg:height="255.37pt" svg:x="7.09pt" svg:y="538.89pt">
            <loext:p draw:notify-on-update-of-ranges="lab4AnalysisPlots.A7:lab4AnalysisPlots.A7 lab4AnalysisPlots.A8:lab4AnalysisPlots.A18 lab4AnalysisPlots.C7:lab4AnalysisPlots.C7 lab4AnalysisPlots.C8:lab4AnalysisPlots.C18 lab4AnalysisPlots.J7:lab4AnalysisPlots.J7 lab4AnalysisPlots.J8:lab4AnalysisPlots.J18 lab4AnalysisPlots.K7:lab4AnalysisPlots.K7 lab4AnalysisPlots.K8:lab4AnalysisPlots.K18 lab4AnalysisPlots.L7:lab4AnalysisPlots.L7 lab4AnalysisPlots.L8:lab4AnalysisPlots.L18 lab4AnalysisPlots.M7:lab4AnalysisPlots.M7 lab4AnalysisPlots.M8:lab4AnalysisPlots.M18 lab4AnalysisPlots.N7:lab4AnalysisPlots.N7 lab4AnalysisPlots.N8:lab4AnalysisPlots.N18 lab4AnalysisPlots.O7:lab4AnalysisPlots.O7 lab4AnalysisPlots.O8:lab4AnalysisPlots.O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484.21pt" svg:y="547.48pt">
            <loext:p draw:notify-on-update-of-ranges="lab4AnalysisPlots.A7:lab4AnalysisPlots.A7 lab4AnalysisPlots.A8:lab4AnalysisPlots.A18 lab4AnalysisPlots.C7:lab4AnalysisPlots.C7 lab4AnalysisPlots.C8:lab4AnalysisPlots.C18 lab4AnalysisPlots.P7:lab4AnalysisPlots.P7 lab4AnalysisPlots.P8:lab4AnalysisPlots.P18 lab4AnalysisPlots.Q7:lab4AnalysisPlots.Q7 lab4AnalysisPlots.Q8:lab4AnalysisPlots.Q18 lab4AnalysisPlots.R7:lab4AnalysisPlots.R7 lab4AnalysisPlots.R8:lab4AnalysisPlots.R18 lab4AnalysisPlots.S7:lab4AnalysisPlots.S7 lab4AnalysisPlots.S8:lab4AnalysisPlots.S18 lab4AnalysisPlots.T7:lab4AnalysisPlots.T7 lab4AnalysisPlots.T8:lab4AnalysisPlots.T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number-columns-repeated="5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 terms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ansion weight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table:number-columns-repeated="12"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runid <text:s text:c="16"/></text:p>
          </table:table-cell>
          <table:table-cell office:value-type="string" calcext:value-type="string">
            <text:p>/wo queryExpansion (MAP = 0.581)</text:p>
          </table:table-cell>
          <table:table-cell office:value-type="string" calcext:value-type="string">
            <text:p>Baseline (MAP = 0.0607)</text:p>
          </table:table-cell>
          <table:table-cell office:value-type="string" calcext:value-type="string">
            <text:p>best result (MAP = 0.0671)</text:p>
          </table:table-cell>
          <table:table-cell office:value-type="string" calcext:value-type="string">
            <text:p>K = 20 (MAP = 0.0626)</text:p>
          </table:table-cell>
          <table:table-cell office:value-type="string" calcext:value-type="string">
            <text:p>K = 30 (MAP = 0.0627)</text:p>
          </table:table-cell>
          <table:table-cell office:value-type="string" calcext:value-type="string">
            <text:p>K = 40 (MAP = 0.0663)</text:p>
          </table:table-cell>
          <table:table-cell office:value-type="string" calcext:value-type="string">
            <text:p>K = 50 (MAP = 0.0665)</text:p>
          </table:table-cell>
          <table:table-cell office:value-type="string" calcext:value-type="string">
            <text:p>K = 100 (MAP = 0.0623)</text:p>
          </table:table-cell>
          <table:table-cell office:value-type="string" calcext:value-type="string">
            <text:p>exp terms = 5 (MAP = 0.063)</text:p>
          </table:table-cell>
          <table:table-cell office:value-type="string" calcext:value-type="string">
            <text:p>exp terms = 10 (MAP = 0.0665)</text:p>
          </table:table-cell>
          <table:table-cell office:value-type="string" calcext:value-type="string">
            <text:p>exp terms = 20 (MAP = 0.0669)</text:p>
          </table:table-cell>
          <table:table-cell office:value-type="string" calcext:value-type="string">
            <text:p>exp terms = 30 (MAP = 0.0671)</text:p>
          </table:table-cell>
          <table:table-cell office:value-type="string" calcext:value-type="string">
            <text:p>exp terms = 40 (MAP = 0.0666)</text:p>
          </table:table-cell>
          <table:table-cell office:value-type="string" calcext:value-type="string">
            <text:p>exp terms = 50 (MAP = 0.0667)</text:p>
          </table:table-cell>
          <table:table-cell office:value-type="string" calcext:value-type="string">
            <text:p>Weight = 0.2 (MAP = 0.0666)</text:p>
          </table:table-cell>
          <table:table-cell office:value-type="string" calcext:value-type="string">
            <text:p>Weight = 0.4 (MAP = 0.0669)</text:p>
          </table:table-cell>
          <table:table-cell office:value-type="string" calcext:value-type="string">
            <text:p>Weight = 0.5 (MAP = 0.0671)</text:p>
          </table:table-cell>
          <table:table-cell office:value-type="string" calcext:value-type="string">
            <text:p>Weight = 0.6 (MAP = 0.0667)</text:p>
          </table:table-cell>
          <table:table-cell office:value-type="string" calcext:value-type="string">
            <text:p>Weight = 0.8 (MAP = 0.0667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341" calcext:value-type="float">
            <text:p>0.341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3534" calcext:value-type="float">
            <text:p>0.3534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358" calcext:value-type="float">
            <text:p>0.358</text:p>
          </table:table-cell>
          <table:table-cell office:value-type="float" office:value="0.3605" calcext:value-type="float">
            <text:p>0.3605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3602" calcext:value-type="float">
            <text:p>0.3602</text:p>
          </table:table-cell>
          <table:table-cell office:value-type="float" office:value="0.3605" calcext:value-type="float">
            <text:p>0.3605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3645" calcext:value-type="float">
            <text:p>0.3645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3593" calcext:value-type="float">
            <text:p>0.3593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3641" calcext:value-type="float">
            <text:p>0.3641</text:p>
          </table:table-cell>
          <table:table-cell office:value-type="float" office:value="0.3633" calcext:value-type="float">
            <text:p>0.363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441" calcext:value-type="float">
            <text:p>0.2441</text:p>
          </table:table-cell>
          <table:table-cell office:value-type="float" office:value="0.2578" calcext:value-type="float">
            <text:p>0.2578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2643" calcext:value-type="float">
            <text:p>0.2643</text:p>
          </table:table-cell>
          <table:table-cell office:value-type="float" office:value="0.2679" calcext:value-type="float">
            <text:p>0.2679</text:p>
          </table:table-cell>
          <table:table-cell office:value-type="float" office:value="0.2596" calcext:value-type="float">
            <text:p>0.2596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79" calcext:value-type="float">
            <text:p>0.2679</text:p>
          </table:table-cell>
          <table:table-cell table:number-columns-repeated="2" office:value-type="float" office:value="0.2711" calcext:value-type="float">
            <text:p>0.2711</text:p>
          </table:table-cell>
          <table:table-cell office:value-type="float" office:value="0.2691" calcext:value-type="float">
            <text:p>0.2691</text:p>
          </table:table-cell>
          <table:table-cell office:value-type="float" office:value="0.2696" calcext:value-type="float">
            <text:p>0.2696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269" calcext:value-type="float">
            <text:p>0.269</text:p>
          </table:table-cell>
          <table:table-cell office:value-type="float" office:value="0.2656" calcext:value-type="float">
            <text:p>0.265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876" calcext:value-type="float">
            <text:p>0.0876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1093" calcext:value-type="float">
            <text:p>0.1093</text:p>
          </table:table-cell>
          <table:table-cell office:value-type="float" office:value="0.1105" calcext:value-type="float">
            <text:p>0.1105</text:p>
          </table:table-cell>
          <table:table-cell table:number-columns-repeated="2" office:value-type="float" office:value="0.1104" calcext:value-type="float">
            <text:p>0.1104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64" calcext:value-type="float">
            <text:p>0.106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654" calcext:value-type="float">
            <text:p>0.0654</text:p>
          </table:table-cell>
          <table:table-cell table:number-columns-repeated="3" office:value-type="float" office:value="0.0668" calcext:value-type="float">
            <text:p>0.0668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675" calcext:value-type="float">
            <text:p>0.067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308" calcext:value-type="float">
            <text:p>0.0308</text:p>
          </table:table-cell>
          <table:table-cell table:number-columns-repeated="2" office:value-type="float" office:value="0.0321" calcext:value-type="float">
            <text:p>0.0321</text:p>
          </table:table-cell>
          <table:table-cell office:value-type="float" office:value="0.0306" calcext:value-type="float">
            <text:p>0.0306</text:p>
          </table:table-cell>
          <table:table-cell table:number-columns-repeated="2" office:value-type="float" office:value="0.0292" calcext:value-type="float">
            <text:p>0.0292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63" calcext:value-type="float">
            <text:p>0.0163</text:p>
          </table:table-cell>
          <table:table-cell table:number-columns-repeated="2" office:value-type="float" office:value="0.0161" calcext:value-type="float">
            <text:p>0.0161</text:p>
          </table:table-cell>
          <table:table-cell table:number-columns-repeated="2" office:value-type="float" office:value="0.0157" calcext:value-type="float">
            <text:p>0.015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75" calcext:value-type="float">
            <text:p>0.0075</text:p>
          </table:table-cell>
          <table:table-cell table:number-columns-repeated="2" office:value-type="float" office:value="0.0084" calcext:value-type="float">
            <text:p>0.0084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58" calcext:value-type="float">
            <text:p>0.0158</text:p>
          </table:table-cell>
          <table:table-cell table:number-columns-repeated="2" office:value-type="float" office:value="0.0155" calcext:value-type="float">
            <text:p>0.0155</text:p>
          </table:table-cell>
          <table:table-cell table:number-columns-repeated="2" office:value-type="float" office:value="0.0152" calcext:value-type="float">
            <text:p>0.015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49" calcext:value-type="float">
            <text:p>0.0049</text:p>
          </table:table-cell>
          <table:table-cell table:number-columns-repeated="4" office:value-type="float" office:value="0.0047" calcext:value-type="float">
            <text:p>0.0047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.0047" calcext:value-type="float">
            <text:p>0.0047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49" calcext:value-type="float">
            <text:p>0.0049</text:p>
          </table:table-cell>
          <table:table-cell table:number-columns-repeated="4" office:value-type="float" office:value="0.0047" calcext:value-type="float">
            <text:p>0.0047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.0047" calcext:value-type="float">
            <text:p>0.0047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38" calcext:value-type="float">
            <text:p>0.0038</text:p>
          </table:table-cell>
          <table:table-cell table:number-columns-repeated="2" office:value-type="float" office:value="0.0049" calcext:value-type="float">
            <text:p>0.0049</text:p>
          </table:table-cell>
          <table:table-cell table:number-columns-repeated="4" office:value-type="float" office:value="0.0047" calcext:value-type="float">
            <text:p>0.0047</text:p>
          </table:table-cell>
          <table:table-cell office:value-type="float" office:value="0.0048" calcext:value-type="float">
            <text:p>0.0048</text:p>
          </table:table-cell>
          <table:table-cell table:number-columns-repeated="4" office:value-type="float" office:value="0.0047" calcext:value-type="float">
            <text:p>0.00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38" calcext:value-type="float">
            <text:p>0.0038</text:p>
          </table:table-cell>
          <table:table-cell table:number-columns-repeated="2" office:value-type="float" office:value="0.0049" calcext:value-type="float">
            <text:p>0.0049</text:p>
          </table:table-cell>
          <table:table-cell table:number-columns-repeated="4" office:value-type="float" office:value="0.0047" calcext:value-type="float">
            <text:p>0.0047</text:p>
          </table:table-cell>
          <table:table-cell office:value-type="float" office:value="0.0048" calcext:value-type="float">
            <text:p>0.0048</text:p>
          </table:table-cell>
          <table:table-cell table:number-columns-repeated="4" office:value-type="float" office:value="0.0047" calcext:value-type="float">
            <text:p>0.0047</text:p>
          </table:table-cell>
        </table:table-row>
        <table:table-row table:style-name="ro1">
          <table:table-cell office:value-type="string" calcext:value-type="string">
            <text:p>P_10 <text:s text:c="17"/>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0931" calcext:value-type="float">
            <text:p>0.0931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036" calcext:value-type="float">
            <text:p>0.1036</text:p>
          </table:table-cell>
          <table:table-cell office:value-type="float" office:value="0.0926" calcext:value-type="float">
            <text:p>0.0926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1036" calcext:value-type="float">
            <text:p>0.1036</text:p>
          </table:table-cell>
          <table:table-cell table:number-columns-repeated="4" office:value-type="float" office:value="0.1071" calcext:value-type="float">
            <text:p>0.1071</text:p>
          </table:table-cell>
          <table:table-cell office:value-type="float" office:value="0.1036" calcext:value-type="float">
            <text:p>0.1036</text:p>
          </table:table-cell>
          <table:table-cell table:number-columns-repeated="2" office:value-type="float" office:value="0.1071" calcext:value-type="float">
            <text:p>0.1071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1143" calcext:value-type="float">
            <text:p>0.1143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0665" calcext:value-type="float">
            <text:p>0.0665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65" calcext:value-type="float">
            <text:p>0.0665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0666" calcext:value-type="float">
            <text:p>0.0666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666" calcext:value-type="float">
            <text:p>0.0666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0671" calcext:value-type="float">
            <text:p>0.0671</text:p>
          </table:table-cell>
          <table:table-cell table:number-columns-repeated="2" office:value-type="float" office:value="0.0667" calcext:value-type="float">
            <text:p>0.0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8T14:33:39.390058632</dc:date>
    <meta:editing-duration>PT13M27S</meta:editing-duration>
    <meta:editing-cycles>3</meta:editing-cycles>
    <meta:generator>LibreOffice/5.1.6.2$Linux_X86_64 LibreOffice_project/10m0$Build-2</meta:generator>
    <meta:document-statistic meta:table-count="1" meta:cell-count="31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257cm" svg:height="8.197cm" xlink:href=".." xlink:type="simple" chart:class="chart:line" chart:style-name="ch1">
        <chart:title svg:x="3.407cm" svg:y="0.299cm" chart:style-name="ch2">
          <text:p>Comparison Baseline and best result</text:p>
        </chart:title>
        <chart:legend chart:legend-position="end" svg:x="8.785cm" svg:y="3.102cm" style:legend-expansion="high" chart:style-name="ch3"/>
        <chart:plot-area chart:style-name="ch4" table:cell-range-address="lab4AnalysisPlots.A7:lab4AnalysisPlots.D18" chart:data-source-has-labels="both" svg:x="1.296cm" svg:y="1.241cm" svg:width="7.204cm" svg:height="5.812cm">
          <chartooo:coordinate-region svg:x="2.208cm" svg:y="1.44cm" svg:width="6.198cm" svg:height="4.966cm"/>
          <chart:axis chart:dimension="x" chart:name="primary-x" chart:style-name="ch5" chartooo:axis-type="auto">
            <chartooo:date-scale/>
            <chart:title svg:x="4.444cm" svg:y="7.216cm" chart:style-name="ch6">
              <text:p>recall</text:p>
            </chart:title>
            <chart:categories table:cell-range-address="lab4AnalysisPlots.A8:lab4AnalysisPlots.A18"/>
          </chart:axis>
          <chart:axis chart:dimension="y" chart:name="primary-y" chart:style-name="ch5">
            <chart:title svg:x="0.451cm" svg:y="4.866cm" chart:style-name="ch7">
              <text:p>precision</text:p>
            </chart:title>
            <chart:grid chart:style-name="ch8" chart:class="major"/>
          </chart:axis>
          <chart:series chart:style-name="ch9" chart:values-cell-range-address="lab4AnalysisPlots.B8:lab4AnalysisPlots.B18" chart:label-cell-address="lab4AnalysisPlots.B7:lab4AnalysisPlots.B7" chart:class="chart:line">
            <chart:data-point chart:repeated="11"/>
          </chart:series>
          <chart:series chart:style-name="ch10" chart:values-cell-range-address="lab4AnalysisPlots.C8:lab4AnalysisPlots.C18" chart:label-cell-address="lab4AnalysisPlots.C7:lab4AnalysisPlots.C7" chart:class="chart:line">
            <chart:data-point chart:repeated="11"/>
          </chart:series>
          <chart:series chart:style-name="ch11" chart:values-cell-range-address="lab4AnalysisPlots.D8:lab4AnalysisPlots.D18" chart:label-cell-address="lab4AnalysisPlots.D7:lab4AnalysisPlots.D7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/wo queryExpansion (MAP = 0.581)</text:p>
                <draw:g>
                  <svg:desc>lab4AnalysisPlots.B7:lab4AnalysisPlots.B7</svg:desc>
                </draw:g>
              </table:table-cell>
              <table:table-cell office:value-type="string">
                <text:p>Baseline (MAP = 0.0607)</text:p>
                <draw:g>
                  <svg:desc>lab4AnalysisPlots.C7:lab4AnalysisPlots.C7</svg:desc>
                </draw:g>
              </table:table-cell>
              <table:table-cell office:value-type="string">
                <text:p>best result (MAP = 0.0671)</text:p>
                <draw:g>
                  <svg:desc>lab4AnalysisPlots.D7:lab4AnalysisPlots.D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ab4AnalysisPlots.A8:lab4AnalysisPlots.A18</svg:desc>
                </draw:g>
              </table:table-cell>
              <table:table-cell office:value-type="float" office:value="0.3419">
                <text:p>0.3419</text:p>
                <draw:g>
                  <svg:desc>lab4AnalysisPlots.B8:lab4AnalysisPlots.B18</svg:desc>
                </draw:g>
              </table:table-cell>
              <table:table-cell office:value-type="float" office:value="0.341">
                <text:p>0.341</text:p>
                <draw:g>
                  <svg:desc>lab4AnalysisPlots.C8:lab4AnalysisPlots.C18</svg:desc>
                </draw:g>
              </table:table-cell>
              <table:table-cell office:value-type="float" office:value="0.3659">
                <text:p>0.3659</text:p>
                <draw:g>
                  <svg:desc>lab4AnalysisPlots.D8:lab4AnalysisPlots.D18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2441">
                <text:p>0.2441</text:p>
              </table:table-cell>
              <table:table-cell office:value-type="float" office:value="0.2578">
                <text:p>0.2578</text:p>
              </table:table-cell>
              <table:table-cell office:value-type="float" office:value="0.2711">
                <text:p>0.271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876">
                <text:p>0.0876</text:p>
              </table:table-cell>
              <table:table-cell office:value-type="float" office:value="0.0885">
                <text:p>0.0885</text:p>
              </table:table-cell>
              <table:table-cell office:value-type="float" office:value="0.1105">
                <text:p>0.110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447">
                <text:p>0.0447</text:p>
              </table:table-cell>
              <table:table-cell office:value-type="float" office:value="0.0563">
                <text:p>0.0563</text:p>
              </table:table-cell>
              <table:table-cell office:value-type="float" office:value="0.0668">
                <text:p>0.066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268">
                <text:p>0.0268</text:p>
              </table:table-cell>
              <table:table-cell office:value-type="float" office:value="0.0325">
                <text:p>0.0325</text:p>
              </table:table-cell>
              <table:table-cell office:value-type="float" office:value="0.0306">
                <text:p>0.030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18">
                <text:p>0.018</text:p>
              </table:table-cell>
              <table:table-cell office:value-type="float" office:value="0.0213">
                <text:p>0.0213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149">
                <text:p>0.0149</text:p>
              </table:table-cell>
              <table:table-cell office:value-type="float" office:value="0.0169">
                <text:p>0.0169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097">
                <text:p>0.0097</text:p>
              </table:table-cell>
              <table:table-cell office:value-type="float" office:value="0.011">
                <text:p>0.011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042">
                <text:p>0.0042</text:p>
              </table:table-cell>
              <table:table-cell office:value-type="float" office:value="0.0059">
                <text:p>0.0059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033">
                <text:p>0.0033</text:p>
              </table:table-cell>
              <table:table-cell office:value-type="float" office:value="0.0059">
                <text:p>0.0059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33">
                <text:p>0.0033</text:p>
              </table:table-cell>
              <table:table-cell office:value-type="float" office:value="0.0059">
                <text:p>0.0059</text:p>
              </table:table-cell>
              <table:table-cell office:value-type="float" office:value="0.0047">
                <text:p>0.00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67cm" svg:y="0.316cm" chart:style-name="ch2">
          <text:p>Selection of k</text:p>
        </chart:title>
        <chart:legend chart:legend-position="end" svg:x="10.82cm" svg:y="2.956cm" style:legend-expansion="high" chart:style-name="ch3"/>
        <chart:plot-area chart:style-name="ch4" table:cell-range-address="lab4AnalysisPlots.A7:lab4AnalysisPlots.A18 lab4AnalysisPlots.C7:lab4AnalysisPlots.C18 lab4AnalysisPlots.E7:lab4AnalysisPlots.I18" chart:data-source-has-labels="both" svg:x="1.331cm" svg:y="1.275cm" svg:width="9.169cm" svg:height="6.564cm">
          <chartooo:coordinate-region svg:x="2.243cm" svg:y="1.474cm" svg:width="8.163cm" svg:height="5.718cm"/>
          <chart:axis chart:dimension="x" chart:name="primary-x" chart:style-name="ch5" chartooo:axis-type="auto">
            <chartooo:date-scale/>
            <chart:title svg:x="5.461cm" svg:y="8.019cm" chart:style-name="ch6">
              <text:p>recall</text:p>
            </chart:title>
            <chart:categories table:cell-range-address="lab4AnalysisPlots.A8:lab4AnalysisPlots.A18"/>
          </chart:axis>
          <chart:axis chart:dimension="y" chart:name="primary-y" chart:style-name="ch5">
            <chart:title svg:x="0.451cm" svg:y="5.276cm" chart:style-name="ch7">
              <text:p>precision</text:p>
            </chart:title>
            <chart:grid chart:style-name="ch8" chart:class="major"/>
          </chart:axis>
          <chart:series chart:style-name="ch9" chart:values-cell-range-address="lab4AnalysisPlots.C8:lab4AnalysisPlots.C18" chart:label-cell-address="lab4AnalysisPlots.C7:lab4AnalysisPlots.C7" chart:class="chart:line">
            <chart:data-point chart:repeated="11"/>
          </chart:series>
          <chart:series chart:style-name="ch10" chart:values-cell-range-address="lab4AnalysisPlots.E8:lab4AnalysisPlots.E18" chart:label-cell-address="lab4AnalysisPlots.E7:lab4AnalysisPlots.E7" chart:class="chart:line">
            <chart:data-point chart:repeated="11"/>
          </chart:series>
          <chart:series chart:style-name="ch11" chart:values-cell-range-address="lab4AnalysisPlots.F8:lab4AnalysisPlots.F18" chart:label-cell-address="lab4AnalysisPlots.F7:lab4AnalysisPlots.F7" chart:class="chart:line">
            <chart:data-point chart:repeated="11"/>
          </chart:series>
          <chart:series chart:style-name="ch12" chart:values-cell-range-address="lab4AnalysisPlots.G8:lab4AnalysisPlots.G18" chart:label-cell-address="lab4AnalysisPlots.G7:lab4AnalysisPlots.G7" chart:class="chart:line">
            <chart:data-point chart:repeated="11"/>
          </chart:series>
          <chart:series chart:style-name="ch13" chart:values-cell-range-address="lab4AnalysisPlots.H8:lab4AnalysisPlots.H18" chart:label-cell-address="lab4AnalysisPlots.H7:lab4AnalysisPlots.H7" chart:class="chart:line">
            <chart:data-point chart:repeated="11"/>
          </chart:series>
          <chart:series chart:style-name="ch14" chart:values-cell-range-address="lab4AnalysisPlots.I8:lab4AnalysisPlots.I18" chart:label-cell-address="lab4AnalysisPlots.I7:lab4AnalysisPlots.I7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 (MAP = 0.0607)</text:p>
                <draw:g>
                  <svg:desc>lab4AnalysisPlots.C7:lab4AnalysisPlots.C7</svg:desc>
                </draw:g>
              </table:table-cell>
              <table:table-cell office:value-type="string">
                <text:p>K = 20 (MAP = 0.0626)</text:p>
                <draw:g>
                  <svg:desc>lab4AnalysisPlots.E7:lab4AnalysisPlots.E7</svg:desc>
                </draw:g>
              </table:table-cell>
              <table:table-cell office:value-type="string">
                <text:p>K = 30 (MAP = 0.0627)</text:p>
                <draw:g>
                  <svg:desc>lab4AnalysisPlots.F7:lab4AnalysisPlots.F7</svg:desc>
                </draw:g>
              </table:table-cell>
              <table:table-cell office:value-type="string">
                <text:p>K = 40 (MAP = 0.0663)</text:p>
                <draw:g>
                  <svg:desc>lab4AnalysisPlots.G7:lab4AnalysisPlots.G7</svg:desc>
                </draw:g>
              </table:table-cell>
              <table:table-cell office:value-type="string">
                <text:p>K = 50 (MAP = 0.0665)</text:p>
                <draw:g>
                  <svg:desc>lab4AnalysisPlots.H7:lab4AnalysisPlots.H7</svg:desc>
                </draw:g>
              </table:table-cell>
              <table:table-cell office:value-type="string">
                <text:p>K = 100 (MAP = 0.0623)</text:p>
                <draw:g>
                  <svg:desc>lab4AnalysisPlots.I7:lab4AnalysisPlots.I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ab4AnalysisPlots.A8:lab4AnalysisPlots.A18</svg:desc>
                </draw:g>
              </table:table-cell>
              <table:table-cell office:value-type="float" office:value="0.341">
                <text:p>0.341</text:p>
                <draw:g>
                  <svg:desc>lab4AnalysisPlots.C8:lab4AnalysisPlots.C18</svg:desc>
                </draw:g>
              </table:table-cell>
              <table:table-cell office:value-type="float" office:value="0.3534">
                <text:p>0.3534</text:p>
                <draw:g>
                  <svg:desc>lab4AnalysisPlots.E8:lab4AnalysisPlots.E18</svg:desc>
                </draw:g>
              </table:table-cell>
              <table:table-cell office:value-type="float" office:value="0.3565">
                <text:p>0.3565</text:p>
                <draw:g>
                  <svg:desc>lab4AnalysisPlots.F8:lab4AnalysisPlots.F18</svg:desc>
                </draw:g>
              </table:table-cell>
              <table:table-cell office:value-type="float" office:value="0.358">
                <text:p>0.358</text:p>
                <draw:g>
                  <svg:desc>lab4AnalysisPlots.G8:lab4AnalysisPlots.G18</svg:desc>
                </draw:g>
              </table:table-cell>
              <table:table-cell office:value-type="float" office:value="0.3605">
                <text:p>0.3605</text:p>
                <draw:g>
                  <svg:desc>lab4AnalysisPlots.H8:lab4AnalysisPlots.H18</svg:desc>
                </draw:g>
              </table:table-cell>
              <table:table-cell office:value-type="float" office:value="0.3512">
                <text:p>0.3512</text:p>
                <draw:g>
                  <svg:desc>lab4AnalysisPlots.I8:lab4AnalysisPlots.I18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2578">
                <text:p>0.2578</text:p>
              </table:table-cell>
              <table:table-cell office:value-type="float" office:value="0.2551">
                <text:p>0.2551</text:p>
              </table:table-cell>
              <table:table-cell office:value-type="float" office:value="0.2624">
                <text:p>0.2624</text:p>
              </table:table-cell>
              <table:table-cell office:value-type="float" office:value="0.2643">
                <text:p>0.2643</text:p>
              </table:table-cell>
              <table:table-cell office:value-type="float" office:value="0.2679">
                <text:p>0.2679</text:p>
              </table:table-cell>
              <table:table-cell office:value-type="float" office:value="0.2596">
                <text:p>0.259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885">
                <text:p>0.0885</text:p>
              </table:table-cell>
              <table:table-cell office:value-type="float" office:value="0.1055">
                <text:p>0.1055</text:p>
              </table:table-cell>
              <table:table-cell office:value-type="float" office:value="0.1076">
                <text:p>0.1076</text:p>
              </table:table-cell>
              <table:table-cell office:value-type="float" office:value="0.1118">
                <text:p>0.1118</text:p>
              </table:table-cell>
              <table:table-cell office:value-type="float" office:value="0.1133">
                <text:p>0.1133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563">
                <text:p>0.0563</text:p>
              </table:table-cell>
              <table:table-cell office:value-type="float" office:value="0.065">
                <text:p>0.065</text:p>
              </table:table-cell>
              <table:table-cell office:value-type="float" office:value="0.0623">
                <text:p>0.0623</text:p>
              </table:table-cell>
              <table:table-cell office:value-type="float" office:value="0.0699">
                <text:p>0.0699</text:p>
              </table:table-cell>
              <table:table-cell office:value-type="float" office:value="0.0695">
                <text:p>0.0695</text:p>
              </table:table-cell>
              <table:table-cell office:value-type="float" office:value="0.0523">
                <text:p>0.052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325">
                <text:p>0.0325</text:p>
              </table:table-cell>
              <table:table-cell office:value-type="float" office:value="0.0308">
                <text:p>0.0308</text:p>
              </table:table-cell>
              <table:table-cell office:value-type="float" office:value="0.0208">
                <text:p>0.0208</text:p>
              </table:table-cell>
              <table:table-cell office:value-type="float" office:value="0.0328">
                <text:p>0.0328</text:p>
              </table:table-cell>
              <table:table-cell office:value-type="float" office:value="0.0321">
                <text:p>0.0321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213">
                <text:p>0.0213</text:p>
              </table:table-cell>
              <table:table-cell office:value-type="float" office:value="0.0119">
                <text:p>0.0119</text:p>
              </table:table-cell>
              <table:table-cell office:value-type="float" office:value="0.0113">
                <text:p>0.0113</text:p>
              </table:table-cell>
              <table:table-cell office:value-type="float" office:value="0.0163">
                <text:p>0.0163</text:p>
              </table:table-cell>
              <table:table-cell office:value-type="float" office:value="0.0156">
                <text:p>0.0156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169">
                <text:p>0.0169</text:p>
              </table:table-cell>
              <table:table-cell office:value-type="float" office:value="0.0079">
                <text:p>0.0079</text:p>
              </table:table-cell>
              <table:table-cell office:value-type="float" office:value="0.0075">
                <text:p>0.0075</text:p>
              </table:table-cell>
              <table:table-cell office:value-type="float" office:value="0.0084">
                <text:p>0.0084</text:p>
              </table:table-cell>
              <table:table-cell office:value-type="float" office:value="0.0084">
                <text:p>0.0084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11">
                <text:p>0.011</text:p>
              </table:table-cell>
              <table:table-cell office:value-type="float" office:value="0.0069">
                <text:p>0.0069</text:p>
              </table:table-cell>
              <table:table-cell office:value-type="float" office:value="0.0064">
                <text:p>0.0064</text:p>
              </table:table-cell>
              <table:table-cell office:value-type="float" office:value="0.006">
                <text:p>0.006</text:p>
              </table:table-cell>
              <table:table-cell office:value-type="float" office:value="0.0049">
                <text:p>0.0049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059">
                <text:p>0.0059</text:p>
              </table:table-cell>
              <table:table-cell office:value-type="float" office:value="0.0069">
                <text:p>0.0069</text:p>
              </table:table-cell>
              <table:table-cell office:value-type="float" office:value="0.0064">
                <text:p>0.0064</text:p>
              </table:table-cell>
              <table:table-cell office:value-type="float" office:value="0.006">
                <text:p>0.006</text:p>
              </table:table-cell>
              <table:table-cell office:value-type="float" office:value="0.0049">
                <text:p>0.0049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059">
                <text:p>0.0059</text:p>
              </table:table-cell>
              <table:table-cell office:value-type="float" office:value="0.0046">
                <text:p>0.0046</text:p>
              </table:table-cell>
              <table:table-cell office:value-type="float" office:value="0.0052">
                <text:p>0.0052</text:p>
              </table:table-cell>
              <table:table-cell office:value-type="float" office:value="0.005">
                <text:p>0.005</text:p>
              </table:table-cell>
              <table:table-cell office:value-type="float" office:value="0.0049">
                <text:p>0.0049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59">
                <text:p>0.0059</text:p>
              </table:table-cell>
              <table:table-cell office:value-type="float" office:value="0.0046">
                <text:p>0.0046</text:p>
              </table:table-cell>
              <table:table-cell office:value-type="float" office:value="0.0052">
                <text:p>0.0052</text:p>
              </table:table-cell>
              <table:table-cell office:value-type="float" office:value="0.005">
                <text:p>0.005</text:p>
              </table:table-cell>
              <table:table-cell office:value-type="float" office:value="0.0049">
                <text:p>0.0049</text:p>
              </table:table-cell>
              <table:table-cell office:value-type="float" office:value="0.0038">
                <text:p>0.00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283cm" svg:height="9.01cm" xlink:href=".." xlink:type="simple" chart:class="chart:line" chart:style-name="ch1">
        <chart:title svg:x="4.129cm" svg:y="0.316cm" chart:style-name="ch2">
          <text:p>Selection of number of expansion terms</text:p>
        </chart:title>
        <chart:legend chart:legend-position="end" svg:x="10.097cm" svg:y="2.712cm" style:legend-expansion="high" chart:style-name="ch3"/>
        <chart:plot-area chart:style-name="ch4" table:cell-range-address="lab4AnalysisPlots.A7:lab4AnalysisPlots.A18 lab4AnalysisPlots.C7:lab4AnalysisPlots.C18 lab4AnalysisPlots.J7:lab4AnalysisPlots.O18" chart:data-source-has-labels="both" svg:x="1.336cm" svg:y="1.275cm" svg:width="8.436cm" svg:height="6.574cm">
          <chartooo:coordinate-region svg:x="2.248cm" svg:y="1.474cm" svg:width="7.43cm" svg:height="5.728cm"/>
          <chart:axis chart:dimension="x" chart:name="primary-x" chart:style-name="ch5" chartooo:axis-type="auto">
            <chartooo:date-scale/>
            <chart:title svg:x="5.1cm" svg:y="8.029cm" chart:style-name="ch6">
              <text:p>recall</text:p>
            </chart:title>
            <chart:categories table:cell-range-address="lab4AnalysisPlots.A8:lab4AnalysisPlots.A18"/>
          </chart:axis>
          <chart:axis chart:dimension="y" chart:name="primary-y" chart:style-name="ch5">
            <chart:title svg:x="0.451cm" svg:y="5.281cm" chart:style-name="ch7">
              <text:p>precision</text:p>
            </chart:title>
            <chart:grid chart:style-name="ch8" chart:class="major"/>
          </chart:axis>
          <chart:series chart:style-name="ch9" chart:values-cell-range-address="lab4AnalysisPlots.C8:lab4AnalysisPlots.C18" chart:label-cell-address="lab4AnalysisPlots.C7:lab4AnalysisPlots.C7" chart:class="chart:line">
            <chart:data-point chart:repeated="11"/>
          </chart:series>
          <chart:series chart:style-name="ch10" chart:values-cell-range-address="lab4AnalysisPlots.J8:lab4AnalysisPlots.J18" chart:label-cell-address="lab4AnalysisPlots.J7:lab4AnalysisPlots.J7" chart:class="chart:line">
            <chart:data-point chart:repeated="11"/>
          </chart:series>
          <chart:series chart:style-name="ch11" chart:values-cell-range-address="lab4AnalysisPlots.K8:lab4AnalysisPlots.K18" chart:label-cell-address="lab4AnalysisPlots.K7:lab4AnalysisPlots.K7" chart:class="chart:line">
            <chart:data-point chart:repeated="11"/>
          </chart:series>
          <chart:series chart:style-name="ch12" chart:values-cell-range-address="lab4AnalysisPlots.L8:lab4AnalysisPlots.L18" chart:label-cell-address="lab4AnalysisPlots.L7:lab4AnalysisPlots.L7" chart:class="chart:line">
            <chart:data-point chart:repeated="11"/>
          </chart:series>
          <chart:series chart:style-name="ch13" chart:values-cell-range-address="lab4AnalysisPlots.M8:lab4AnalysisPlots.M18" chart:label-cell-address="lab4AnalysisPlots.M7:lab4AnalysisPlots.M7" chart:class="chart:line">
            <chart:data-point chart:repeated="11"/>
          </chart:series>
          <chart:series chart:style-name="ch14" chart:values-cell-range-address="lab4AnalysisPlots.N8:lab4AnalysisPlots.N18" chart:label-cell-address="lab4AnalysisPlots.N7:lab4AnalysisPlots.N7" chart:class="chart:line">
            <chart:data-point chart:repeated="11"/>
          </chart:series>
          <chart:series chart:style-name="ch15" chart:values-cell-range-address="lab4AnalysisPlots.O8:lab4AnalysisPlots.O18" chart:label-cell-address="lab4AnalysisPlots.O7:lab4AnalysisPlots.O7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 (MAP = 0.0607)</text:p>
                <draw:g>
                  <svg:desc>lab4AnalysisPlots.C7:lab4AnalysisPlots.C7</svg:desc>
                </draw:g>
              </table:table-cell>
              <table:table-cell office:value-type="string">
                <text:p>exp terms = 5 (MAP = 0.063)</text:p>
                <draw:g>
                  <svg:desc>lab4AnalysisPlots.J7:lab4AnalysisPlots.J7</svg:desc>
                </draw:g>
              </table:table-cell>
              <table:table-cell office:value-type="string">
                <text:p>exp terms = 10 (MAP = 0.0665)</text:p>
                <draw:g>
                  <svg:desc>lab4AnalysisPlots.K7:lab4AnalysisPlots.K7</svg:desc>
                </draw:g>
              </table:table-cell>
              <table:table-cell office:value-type="string">
                <text:p>exp terms = 20 (MAP = 0.0669)</text:p>
                <draw:g>
                  <svg:desc>lab4AnalysisPlots.L7:lab4AnalysisPlots.L7</svg:desc>
                </draw:g>
              </table:table-cell>
              <table:table-cell office:value-type="string">
                <text:p>exp terms = 30 (MAP = 0.0671)</text:p>
                <draw:g>
                  <svg:desc>lab4AnalysisPlots.M7:lab4AnalysisPlots.M7</svg:desc>
                </draw:g>
              </table:table-cell>
              <table:table-cell office:value-type="string">
                <text:p>exp terms = 40 (MAP = 0.0666)</text:p>
                <draw:g>
                  <svg:desc>lab4AnalysisPlots.N7:lab4AnalysisPlots.N7</svg:desc>
                </draw:g>
              </table:table-cell>
              <table:table-cell office:value-type="string">
                <text:p>exp terms = 50 (MAP = 0.0667)</text:p>
                <draw:g>
                  <svg:desc>lab4AnalysisPlots.O7:lab4AnalysisPlots.O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ab4AnalysisPlots.A8:lab4AnalysisPlots.A18</svg:desc>
                </draw:g>
              </table:table-cell>
              <table:table-cell office:value-type="float" office:value="0.341">
                <text:p>0.341</text:p>
                <draw:g>
                  <svg:desc>lab4AnalysisPlots.C8:lab4AnalysisPlots.C18</svg:desc>
                </draw:g>
              </table:table-cell>
              <table:table-cell office:value-type="float" office:value="0.3602">
                <text:p>0.3602</text:p>
                <draw:g>
                  <svg:desc>lab4AnalysisPlots.J8:lab4AnalysisPlots.J18</svg:desc>
                </draw:g>
              </table:table-cell>
              <table:table-cell office:value-type="float" office:value="0.3605">
                <text:p>0.3605</text:p>
                <draw:g>
                  <svg:desc>lab4AnalysisPlots.K8:lab4AnalysisPlots.K18</svg:desc>
                </draw:g>
              </table:table-cell>
              <table:table-cell office:value-type="float" office:value="0.3665">
                <text:p>0.3665</text:p>
                <draw:g>
                  <svg:desc>lab4AnalysisPlots.L8:lab4AnalysisPlots.L18</svg:desc>
                </draw:g>
              </table:table-cell>
              <table:table-cell office:value-type="float" office:value="0.3659">
                <text:p>0.3659</text:p>
                <draw:g>
                  <svg:desc>lab4AnalysisPlots.M8:lab4AnalysisPlots.M18</svg:desc>
                </draw:g>
              </table:table-cell>
              <table:table-cell office:value-type="float" office:value="0.3645">
                <text:p>0.3645</text:p>
                <draw:g>
                  <svg:desc>lab4AnalysisPlots.N8:lab4AnalysisPlots.N18</svg:desc>
                </draw:g>
              </table:table-cell>
              <table:table-cell office:value-type="float" office:value="0.3644">
                <text:p>0.3644</text:p>
                <draw:g>
                  <svg:desc>lab4AnalysisPlots.O8:lab4AnalysisPlots.O18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2578">
                <text:p>0.2578</text:p>
              </table:table-cell>
              <table:table-cell office:value-type="float" office:value="0.257">
                <text:p>0.257</text:p>
              </table:table-cell>
              <table:table-cell office:value-type="float" office:value="0.2679">
                <text:p>0.2679</text:p>
              </table:table-cell>
              <table:table-cell office:value-type="float" office:value="0.2711">
                <text:p>0.2711</text:p>
              </table:table-cell>
              <table:table-cell office:value-type="float" office:value="0.2711">
                <text:p>0.2711</text:p>
              </table:table-cell>
              <table:table-cell office:value-type="float" office:value="0.2691">
                <text:p>0.2691</text:p>
              </table:table-cell>
              <table:table-cell office:value-type="float" office:value="0.2696">
                <text:p>0.269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885">
                <text:p>0.0885</text:p>
              </table:table-cell>
              <table:table-cell office:value-type="float" office:value="0.0989">
                <text:p>0.0989</text:p>
              </table:table-cell>
              <table:table-cell office:value-type="float" office:value="0.1133">
                <text:p>0.1133</text:p>
              </table:table-cell>
              <table:table-cell office:value-type="float" office:value="0.1093">
                <text:p>0.1093</text:p>
              </table:table-cell>
              <table:table-cell office:value-type="float" office:value="0.1105">
                <text:p>0.1105</text:p>
              </table:table-cell>
              <table:table-cell office:value-type="float" office:value="0.1104">
                <text:p>0.1104</text:p>
              </table:table-cell>
              <table:table-cell office:value-type="float" office:value="0.1104">
                <text:p>0.110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563">
                <text:p>0.0563</text:p>
              </table:table-cell>
              <table:table-cell office:value-type="float" office:value="0.0621">
                <text:p>0.0621</text:p>
              </table:table-cell>
              <table:table-cell office:value-type="float" office:value="0.0695">
                <text:p>0.0695</text:p>
              </table:table-cell>
              <table:table-cell office:value-type="float" office:value="0.0654">
                <text:p>0.0654</text:p>
              </table:table-cell>
              <table:table-cell office:value-type="float" office:value="0.0668">
                <text:p>0.0668</text:p>
              </table:table-cell>
              <table:table-cell office:value-type="float" office:value="0.0668">
                <text:p>0.0668</text:p>
              </table:table-cell>
              <table:table-cell office:value-type="float" office:value="0.0668">
                <text:p>0.066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325">
                <text:p>0.0325</text:p>
              </table:table-cell>
              <table:table-cell office:value-type="float" office:value="0.0308">
                <text:p>0.0308</text:p>
              </table:table-cell>
              <table:table-cell office:value-type="float" office:value="0.0321">
                <text:p>0.0321</text:p>
              </table:table-cell>
              <table:table-cell office:value-type="float" office:value="0.0321">
                <text:p>0.0321</text:p>
              </table:table-cell>
              <table:table-cell office:value-type="float" office:value="0.0306">
                <text:p>0.0306</text:p>
              </table:table-cell>
              <table:table-cell office:value-type="float" office:value="0.0292">
                <text:p>0.0292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213">
                <text:p>0.0213</text:p>
              </table:table-cell>
              <table:table-cell office:value-type="float" office:value="0.0132">
                <text:p>0.0132</text:p>
              </table:table-cell>
              <table:table-cell office:value-type="float" office:value="0.0156">
                <text:p>0.0156</text:p>
              </table:table-cell>
              <table:table-cell office:value-type="float" office:value="0.0159">
                <text:p>0.0159</text:p>
              </table:table-cell>
              <table:table-cell office:value-type="float" office:value="0.0161">
                <text:p>0.0161</text:p>
              </table:table-cell>
              <table:table-cell office:value-type="float" office:value="0.015">
                <text:p>0.015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169">
                <text:p>0.0169</text:p>
              </table:table-cell>
              <table:table-cell office:value-type="float" office:value="0.0122">
                <text:p>0.0122</text:p>
              </table:table-cell>
              <table:table-cell office:value-type="float" office:value="0.0084">
                <text:p>0.0084</text:p>
              </table:table-cell>
              <table:table-cell office:value-type="float" office:value="0.0153">
                <text:p>0.0153</text:p>
              </table:table-cell>
              <table:table-cell office:value-type="float" office:value="0.0155">
                <text:p>0.0155</text:p>
              </table:table-cell>
              <table:table-cell office:value-type="float" office:value="0.0145">
                <text:p>0.0145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11">
                <text:p>0.011</text:p>
              </table:table-cell>
              <table:table-cell office:value-type="float" office:value="0.0069">
                <text:p>0.0069</text:p>
              </table:table-cell>
              <table:table-cell office:value-type="float" office:value="0.0049">
                <text:p>0.0049</text:p>
              </table:table-cell>
              <table:table-cell office:value-type="float" office:value="0.0047">
                <text:p>0.0047</text:p>
              </table:table-cell>
              <table:table-cell office:value-type="float" office:value="0.0047">
                <text:p>0.0047</text:p>
              </table:table-cell>
              <table:table-cell office:value-type="float" office:value="0.0047">
                <text:p>0.0047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059">
                <text:p>0.0059</text:p>
              </table:table-cell>
              <table:table-cell office:value-type="float" office:value="0.0069">
                <text:p>0.0069</text:p>
              </table:table-cell>
              <table:table-cell office:value-type="float" office:value="0.0049">
                <text:p>0.0049</text:p>
              </table:table-cell>
              <table:table-cell office:value-type="float" office:value="0.0047">
                <text:p>0.0047</text:p>
              </table:table-cell>
              <table:table-cell office:value-type="float" office:value="0.0047">
                <text:p>0.0047</text:p>
              </table:table-cell>
              <table:table-cell office:value-type="float" office:value="0.0047">
                <text:p>0.0047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059">
                <text:p>0.0059</text:p>
              </table:table-cell>
              <table:table-cell office:value-type="float" office:value="0.0049">
                <text:p>0.0049</text:p>
              </table:table-cell>
              <table:table-cell office:value-type="float" office:value="0.0049">
                <text:p>0.0049</text:p>
              </table:table-cell>
              <table:table-cell office:value-type="float" office:value="0.0047">
                <text:p>0.0047</text:p>
              </table:table-cell>
              <table:table-cell office:value-type="float" office:value="0.0047">
                <text:p>0.0047</text:p>
              </table:table-cell>
              <table:table-cell office:value-type="float" office:value="0.0047">
                <text:p>0.0047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59">
                <text:p>0.0059</text:p>
              </table:table-cell>
              <table:table-cell office:value-type="float" office:value="0.0049">
                <text:p>0.0049</text:p>
              </table:table-cell>
              <table:table-cell office:value-type="float" office:value="0.0049">
                <text:p>0.0049</text:p>
              </table:table-cell>
              <table:table-cell office:value-type="float" office:value="0.0047">
                <text:p>0.0047</text:p>
              </table:table-cell>
              <table:table-cell office:value-type="float" office:value="0.0047">
                <text:p>0.0047</text:p>
              </table:table-cell>
              <table:table-cell office:value-type="float" office:value="0.0047">
                <text:p>0.0047</text:p>
              </table:table-cell>
              <table:table-cell office:value-type="float" office:value="0.0047">
                <text:p>0.00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51cm" svg:y="0.316cm" chart:style-name="ch2">
          <text:p>Selection of weight</text:p>
        </chart:title>
        <chart:legend chart:legend-position="end" svg:x="10.211cm" svg:y="2.956cm" style:legend-expansion="high" chart:style-name="ch3"/>
        <chart:plot-area chart:style-name="ch4" table:cell-range-address="lab4AnalysisPlots.A7:lab4AnalysisPlots.A18 lab4AnalysisPlots.C7:lab4AnalysisPlots.C18 lab4AnalysisPlots.P7:lab4AnalysisPlots.T18" chart:data-source-has-labels="both" svg:x="1.331cm" svg:y="1.275cm" svg:width="8.56cm" svg:height="6.564cm">
          <chartooo:coordinate-region svg:x="2.243cm" svg:y="1.474cm" svg:width="7.554cm" svg:height="5.718cm"/>
          <chart:axis chart:dimension="x" chart:name="primary-x" chart:style-name="ch5" chartooo:axis-type="auto">
            <chartooo:date-scale/>
            <chart:title svg:x="5.157cm" svg:y="8.019cm" chart:style-name="ch6">
              <text:p>recall</text:p>
            </chart:title>
            <chart:categories table:cell-range-address="lab4AnalysisPlots.A8:lab4AnalysisPlots.A18"/>
          </chart:axis>
          <chart:axis chart:dimension="y" chart:name="primary-y" chart:style-name="ch5">
            <chart:title svg:x="0.451cm" svg:y="5.276cm" chart:style-name="ch7">
              <text:p>precision</text:p>
            </chart:title>
            <chart:grid chart:style-name="ch8" chart:class="major"/>
          </chart:axis>
          <chart:series chart:style-name="ch9" chart:values-cell-range-address="lab4AnalysisPlots.C8:lab4AnalysisPlots.C18" chart:label-cell-address="lab4AnalysisPlots.C7:lab4AnalysisPlots.C7" chart:class="chart:line">
            <chart:data-point chart:repeated="11"/>
          </chart:series>
          <chart:series chart:style-name="ch10" chart:values-cell-range-address="lab4AnalysisPlots.P8:lab4AnalysisPlots.P18" chart:label-cell-address="lab4AnalysisPlots.P7:lab4AnalysisPlots.P7" chart:class="chart:line">
            <chart:data-point chart:repeated="11"/>
          </chart:series>
          <chart:series chart:style-name="ch11" chart:values-cell-range-address="lab4AnalysisPlots.Q8:lab4AnalysisPlots.Q18" chart:label-cell-address="lab4AnalysisPlots.Q7:lab4AnalysisPlots.Q7" chart:class="chart:line">
            <chart:data-point chart:repeated="11"/>
          </chart:series>
          <chart:series chart:style-name="ch12" chart:values-cell-range-address="lab4AnalysisPlots.R8:lab4AnalysisPlots.R18" chart:label-cell-address="lab4AnalysisPlots.R7:lab4AnalysisPlots.R7" chart:class="chart:line">
            <chart:data-point chart:repeated="11"/>
          </chart:series>
          <chart:series chart:style-name="ch13" chart:values-cell-range-address="lab4AnalysisPlots.S8:lab4AnalysisPlots.S18" chart:label-cell-address="lab4AnalysisPlots.S7:lab4AnalysisPlots.S7" chart:class="chart:line">
            <chart:data-point chart:repeated="11"/>
          </chart:series>
          <chart:series chart:style-name="ch14" chart:values-cell-range-address="lab4AnalysisPlots.T8:lab4AnalysisPlots.T18" chart:label-cell-address="lab4AnalysisPlots.T7:lab4AnalysisPlots.T7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 (MAP = 0.0607)</text:p>
                <draw:g>
                  <svg:desc>lab4AnalysisPlots.C7:lab4AnalysisPlots.C7</svg:desc>
                </draw:g>
              </table:table-cell>
              <table:table-cell office:value-type="string">
                <text:p>Weight = 0.2 (MAP = 0.0666)</text:p>
                <draw:g>
                  <svg:desc>lab4AnalysisPlots.P7:lab4AnalysisPlots.P7</svg:desc>
                </draw:g>
              </table:table-cell>
              <table:table-cell office:value-type="string">
                <text:p>Weight = 0.4 (MAP = 0.0669)</text:p>
                <draw:g>
                  <svg:desc>lab4AnalysisPlots.Q7:lab4AnalysisPlots.Q7</svg:desc>
                </draw:g>
              </table:table-cell>
              <table:table-cell office:value-type="string">
                <text:p>Weight = 0.5 (MAP = 0.0671)</text:p>
                <draw:g>
                  <svg:desc>lab4AnalysisPlots.R7:lab4AnalysisPlots.R7</svg:desc>
                </draw:g>
              </table:table-cell>
              <table:table-cell office:value-type="string">
                <text:p>Weight = 0.6 (MAP = 0.0667)</text:p>
                <draw:g>
                  <svg:desc>lab4AnalysisPlots.S7:lab4AnalysisPlots.S7</svg:desc>
                </draw:g>
              </table:table-cell>
              <table:table-cell office:value-type="string">
                <text:p>Weight = 0.8 (MAP = 0.0667)</text:p>
                <draw:g>
                  <svg:desc>lab4AnalysisPlots.T7:lab4AnalysisPlots.T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ab4AnalysisPlots.A8:lab4AnalysisPlots.A18</svg:desc>
                </draw:g>
              </table:table-cell>
              <table:table-cell office:value-type="float" office:value="0.341">
                <text:p>0.341</text:p>
                <draw:g>
                  <svg:desc>lab4AnalysisPlots.C8:lab4AnalysisPlots.C18</svg:desc>
                </draw:g>
              </table:table-cell>
              <table:table-cell office:value-type="float" office:value="0.3593">
                <text:p>0.3593</text:p>
                <draw:g>
                  <svg:desc>lab4AnalysisPlots.P8:lab4AnalysisPlots.P18</svg:desc>
                </draw:g>
              </table:table-cell>
              <table:table-cell office:value-type="float" office:value="0.3644">
                <text:p>0.3644</text:p>
                <draw:g>
                  <svg:desc>lab4AnalysisPlots.Q8:lab4AnalysisPlots.Q18</svg:desc>
                </draw:g>
              </table:table-cell>
              <table:table-cell office:value-type="float" office:value="0.3659">
                <text:p>0.3659</text:p>
                <draw:g>
                  <svg:desc>lab4AnalysisPlots.R8:lab4AnalysisPlots.R18</svg:desc>
                </draw:g>
              </table:table-cell>
              <table:table-cell office:value-type="float" office:value="0.3641">
                <text:p>0.3641</text:p>
                <draw:g>
                  <svg:desc>lab4AnalysisPlots.S8:lab4AnalysisPlots.S18</svg:desc>
                </draw:g>
              </table:table-cell>
              <table:table-cell office:value-type="float" office:value="0.3633">
                <text:p>0.3633</text:p>
                <draw:g>
                  <svg:desc>lab4AnalysisPlots.T8:lab4AnalysisPlots.T18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2578">
                <text:p>0.2578</text:p>
              </table:table-cell>
              <table:table-cell office:value-type="float" office:value="0.264">
                <text:p>0.264</text:p>
              </table:table-cell>
              <table:table-cell office:value-type="float" office:value="0.2698">
                <text:p>0.2698</text:p>
              </table:table-cell>
              <table:table-cell office:value-type="float" office:value="0.2711">
                <text:p>0.2711</text:p>
              </table:table-cell>
              <table:table-cell office:value-type="float" office:value="0.269">
                <text:p>0.269</text:p>
              </table:table-cell>
              <table:table-cell office:value-type="float" office:value="0.2656">
                <text:p>0.265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885">
                <text:p>0.0885</text:p>
              </table:table-cell>
              <table:table-cell office:value-type="float" office:value="0.1128">
                <text:p>0.1128</text:p>
              </table:table-cell>
              <table:table-cell office:value-type="float" office:value="0.1112">
                <text:p>0.1112</text:p>
              </table:table-cell>
              <table:table-cell office:value-type="float" office:value="0.1105">
                <text:p>0.1105</text:p>
              </table:table-cell>
              <table:table-cell office:value-type="float" office:value="0.109">
                <text:p>0.109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563">
                <text:p>0.0563</text:p>
              </table:table-cell>
              <table:table-cell office:value-type="float" office:value="0.0646">
                <text:p>0.0646</text:p>
              </table:table-cell>
              <table:table-cell office:value-type="float" office:value="0.0653">
                <text:p>0.0653</text:p>
              </table:table-cell>
              <table:table-cell office:value-type="float" office:value="0.0668">
                <text:p>0.0668</text:p>
              </table:table-cell>
              <table:table-cell office:value-type="float" office:value="0.0677">
                <text:p>0.0677</text:p>
              </table:table-cell>
              <table:table-cell office:value-type="float" office:value="0.0675">
                <text:p>0.067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325">
                <text:p>0.0325</text:p>
              </table:table-cell>
              <table:table-cell office:value-type="float" office:value="0.0316">
                <text:p>0.0316</text:p>
              </table:table-cell>
              <table:table-cell office:value-type="float" office:value="0.0309">
                <text:p>0.0309</text:p>
              </table:table-cell>
              <table:table-cell office:value-type="float" office:value="0.0306">
                <text:p>0.0306</text:p>
              </table:table-cell>
              <table:table-cell office:value-type="float" office:value="0.0302">
                <text:p>0.0302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213">
                <text:p>0.0213</text:p>
              </table:table-cell>
              <table:table-cell office:value-type="float" office:value="0.0163">
                <text:p>0.0163</text:p>
              </table:table-cell>
              <table:table-cell office:value-type="float" office:value="0.0161">
                <text:p>0.0161</text:p>
              </table:table-cell>
              <table:table-cell office:value-type="float" office:value="0.0161">
                <text:p>0.0161</text:p>
              </table:table-cell>
              <table:table-cell office:value-type="float" office:value="0.0157">
                <text:p>0.0157</text:p>
              </table:table-cell>
              <table:table-cell office:value-type="float" office:value="0.0157">
                <text:p>0.015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169">
                <text:p>0.0169</text:p>
              </table:table-cell>
              <table:table-cell office:value-type="float" office:value="0.0158">
                <text:p>0.0158</text:p>
              </table:table-cell>
              <table:table-cell office:value-type="float" office:value="0.0155">
                <text:p>0.0155</text:p>
              </table:table-cell>
              <table:table-cell office:value-type="float" office:value="0.0155">
                <text:p>0.0155</text:p>
              </table:table-cell>
              <table:table-cell office:value-type="float" office:value="0.0152">
                <text:p>0.0152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11">
                <text:p>0.011</text:p>
              </table:table-cell>
              <table:table-cell office:value-type="float" office:value="0.0048">
                <text:p>0.0048</text:p>
              </table:table-cell>
              <table:table-cell office:value-type="float" office:value="0.0047">
                <text:p>0.0047</text:p>
              </table:table-cell>
              <table:table-cell office:value-type="float" office:value="0.0047">
                <text:p>0.0047</text:p>
              </table:table-cell>
              <table:table-cell office:value-type="float" office:value="0.0047">
                <text:p>0.0047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059">
                <text:p>0.0059</text:p>
              </table:table-cell>
              <table:table-cell office:value-type="float" office:value="0.0048">
                <text:p>0.0048</text:p>
              </table:table-cell>
              <table:table-cell office:value-type="float" office:value="0.0047">
                <text:p>0.0047</text:p>
              </table:table-cell>
              <table:table-cell office:value-type="float" office:value="0.0047">
                <text:p>0.0047</text:p>
              </table:table-cell>
              <table:table-cell office:value-type="float" office:value="0.0047">
                <text:p>0.0047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059">
                <text:p>0.0059</text:p>
              </table:table-cell>
              <table:table-cell office:value-type="float" office:value="0.0048">
                <text:p>0.0048</text:p>
              </table:table-cell>
              <table:table-cell office:value-type="float" office:value="0.0047">
                <text:p>0.0047</text:p>
              </table:table-cell>
              <table:table-cell office:value-type="float" office:value="0.0047">
                <text:p>0.0047</text:p>
              </table:table-cell>
              <table:table-cell office:value-type="float" office:value="0.0047">
                <text:p>0.0047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59">
                <text:p>0.0059</text:p>
              </table:table-cell>
              <table:table-cell office:value-type="float" office:value="0.0048">
                <text:p>0.0048</text:p>
              </table:table-cell>
              <table:table-cell office:value-type="float" office:value="0.0047">
                <text:p>0.0047</text:p>
              </table:table-cell>
              <table:table-cell office:value-type="float" office:value="0.0047">
                <text:p>0.0047</text:p>
              </table:table-cell>
              <table:table-cell office:value-type="float" office:value="0.0047">
                <text:p>0.0047</text:p>
              </table:table-cell>
              <table:table-cell office:value-type="float" office:value="0.0047">
                <text:p>0.00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